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434">
            <text:p>434</text:p>
          </table:table-cell>
          <table:table-cell table:style-name="ce11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654">
            <text:p>165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636">
            <text:p>163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407">
            <text:p>1407</text:p>
          </table:table-cell>
          <table:table-cell/>
          <table:table-cell table:style-name="ce11" office:value-type="float" office:value="91">
            <text:p>9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540">
            <text:p>154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224">
            <text:p>1224</text:p>
          </table:table-cell>
          <table:table-cell/>
          <table:table-cell table:style-name="ce11" office:value-type="float" office:value="41">
            <text:p>4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540">
            <text:p>154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092">
            <text:p>1092</text:p>
          </table:table-cell>
          <table:table-cell/>
          <table:table-cell table:style-name="ce11" office:value-type="float" office:value="48">
            <text:p>48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540">
            <text:p>154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075">
            <text:p>1075</text:p>
          </table:table-cell>
          <table:table-cell/>
          <table:table-cell table:style-name="ce11" office:value-type="float" office:value="47">
            <text:p>47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540">
            <text:p>154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011">
            <text:p>1011</text:p>
          </table:table-cell>
          <table:table-cell/>
          <table:table-cell table:style-name="ce11" office:value-type="float" office:value="56">
            <text:p>56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540">
            <text:p>154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979">
            <text:p>979</text:p>
          </table:table-cell>
          <table:table-cell/>
          <table:table-cell table:style-name="ce11" office:value-type="float" office:value="35">
            <text:p>35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540">
            <text:p>154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16">
            <text:p>816</text:p>
          </table:table-cell>
          <table:table-cell/>
          <table:table-cell table:style-name="ce11" office:value-type="float" office:value="13">
            <text:p>1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768">
            <text:p>768</text:p>
          </table:table-cell>
          <table:table-cell/>
          <table:table-cell table:style-name="ce11" office:value-type="float" office:value="40">
            <text:p>4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23">
            <text:p>523</text:p>
          </table:table-cell>
          <table:table-cell/>
          <table:table-cell table:style-name="ce11" office:value-type="float" office:value="11">
            <text:p>1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488">
            <text:p>488</text:p>
          </table:table-cell>
          <table:table-cell/>
          <table:table-cell table:style-name="ce11" office:value-type="float" office:value="21">
            <text:p>2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336">
            <text:p>336</text:p>
          </table:table-cell>
          <table:table-cell/>
          <table:table-cell table:style-name="ce11" office:value-type="float" office:value="20">
            <text:p>2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ce11" office:value-type="float" office:value="171">
            <text:p>171</text:p>
          </table:table-cell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ce11" office:value-type="float" office:value="128">
            <text:p>128</text:p>
          </table:table-cell>
          <table:table-cell/>
          <table:table-cell table:style-name="ce11" office:value-type="float" office:value="6">
            <text:p>6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ce11" office:value-type="float" office:value="57">
            <text:p>57</text:p>
          </table:table-cell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ce11" office:value-type="float" office:value="54">
            <text:p>54</text:p>
          </table:table-cell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ce8" office:value-type="float" office:value="0">
            <text:p>0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6:19:02</dc:date>
    <dc:creator>Julien Lamarche</dc:creator>
    <meta:editing-duration>PT1H37M32S</meta:editing-duration>
    <meta:editing-cycles>20</meta:editing-cycles>
    <meta:generator>LibreOffice/3.5$Linux_x86 LibreOffice_project/350m1$Build-2</meta:generator>
    <meta:document-statistic meta:table-count="4" meta:cell-count="15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table:cell-range-address="Cambridge_Increment.A24:Cambridge_Increment.E43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434">
                <text:p>434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